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list-style-name="L2">
      <style:text-properties fo:font-size="12pt" fo:font-weight="normal" style:font-size-asian="12pt" style:font-weight-asian="normal" style:font-size-complex="12pt" style:font-weight-complex="normal"/>
    </style:style>
    <style:style style:name="P4" style:family="paragraph" style:parent-style-name="Standard" style:list-style-name="L2">
      <style:text-properties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list-style-name="L2">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list-style-name="L2">
      <style:text-properties fo:font-size="16pt" style:text-underline-style="solid" style:text-underline-width="auto" style:text-underline-color="font-color"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RE Documentation</text:p>
      <text:p text:style-name="P2"/>
      <text:p text:style-name="P2">The goal of DIRE is to have a single application that can be configured at runtime to run on various display and input device environments. <text:s/>To accomplish this goal, functionality has been divided into various objects and scripts. <text:s/>The important real-world objects that need to be represented are the user's head and hand, the origin of the tracking system, and the geometric center of the displays. <text:s/>We have simulated these object in the virtual world with the VirtualCam object representing the geometric center, the Display Origin representing the origin of the tracking system, and the Head and the Hand object representing the user's head and hand. <text:s/>The VirtualCam object is attached to the Avatar, so that as the Avatar is moved around, the VirtualCam object moves as well. <text:s/>This means that all of DIRE will not be affected by the Avatar moving around.</text:p>
      <text:p text:style-name="P2"/>
      <text:p text:style-name="P2">Below are the main objects and script that make up DIRE.</text:p>
      <text:p text:style-name="P2"/>
      <text:list xml:id="list8788976217854960623" text:style-name="L2">
        <text:list-item>
          <text:p text:style-name="P6">Objects</text:p>
          <text:list>
            <text:list-item>
              <text:p text:style-name="P4">VirtualCam (DIRE)</text:p>
              <text:list>
                <text:list-item>
                  <text:p text:style-name="P3">This object represents where the center of the display system is in the virtual world. </text:p>
                </text:list-item>
                <text:list-item>
                  <text:p text:style-name="P3">When head tracking is active, the user can walk around in the real world and have their point of view change in the virtual world. <text:s/>We offset the display origin away from this object so that the geometric center of the display system is at the VirtualCam's position. <text:s/>This allows the user to have an accurate sense of motion when they move around with head tracking active.</text:p>
                </text:list-item>
                <text:list-item>
                  <text:p text:style-name="P3">This object is also what is moved when the user scrolls in and out using the mouse wheel. <text:s/>Since the rest of the objecst listed are children under the VirtualCam, when it moves, all of its children move as well.</text:p>
                </text:list-item>
              </text:list>
            </text:list-item>
            <text:list-item>
              <text:p text:style-name="P4">Display Origin</text:p>
              <text:list>
                <text:list-item>
                  <text:p text:style-name="P3">This virtual object represents the zero position of the tracking system in the virtual world.</text:p>
                </text:list-item>
                <text:list-item>
                  <text:p text:style-name="P3">All tracking coordinates are relative to this point, so the Head and Hand objects are children of this.</text:p>
                </text:list-item>
                <text:list-item>
                  <text:p text:style-name="P3">The Walls are also in coordinates realtive to this point, so the calculations for view frustums use the coordinates of the Walls and the head to get their results.</text:p>
                </text:list-item>
              </text:list>
            </text:list-item>
            <text:list-item>
              <text:p text:style-name="P4">Head</text:p>
              <text:list>
                <text:list-item>
                  <text:p text:style-name="P3">This virtual object represents the user's head.</text:p>
                </text:list-item>
                <text:list-item>
                  <text:p text:style-name="P3">If head tracking is active, we use the position received from the head tracker to position this object in the local coordinates of the Display Origin.</text:p>
                </text:list-item>
                <text:list-item>
                  <text:p text:style-name="P3">If head tracking is not active, we place this object at the geometric center of the display system so that the view frustums of all of the Cameras are even.</text:p>
                </text:list-item>
              </text:list>
            </text:list-item>
            <text:list-item>
              <text:p text:style-name="P4">Hand</text:p>
              <text:list>
                <text:list-item>
                  <text:p text:style-name="P3">This virutal object represents the position of the controller if it is being tracked.</text:p>
                </text:list-item>
                <text:list-item>
                  <text:p text:style-name="P3">If tracking is active, we use the position and rotation received from the tracker to update the transform of this object.</text:p>
                </text:list-item>
                <text:list-item>
                  <text:p text:style-name="P3">If tracking is not active, this object is placed at the Display Origin and faces along the Display Origin's local Z axis.</text:p>
                </text:list-item>
              </text:list>
            </text:list-item>
          </text:list>
        </text:list-item>
        <text:list-item>
          <text:p text:style-name="P6">Scripts</text:p>
          <text:list>
            <text:list-item>
              <text:p text:style-name="P4">DIRE</text:p>
              <text:list>
                <text:list-item>
                  <text:p text:style-name="P3"><text:soft-page-break/>This script handles system level functions that affect large parts or all of DIRE. <text:s/>Attached to the Display Origin.</text:p>
                </text:list-item>
                <text:list-item>
                  <text:p text:style-name="P3">It holds references to the Display Origin, Head and Hand gameobjects.</text:p>
                </text:list-item>
                <text:list-item>
                  <text:p text:style-name="P3">It also stores the DisplaySettings that were loaded, the displayGeometricCenter and trackingActive as public variables for the system.</text:p>
                </text:list-item>
              </text:list>
            </text:list-item>
            <text:list-item>
              <text:p text:style-name="P4">DisplaySetup</text:p>
              <text:list>
                <text:list-item>
                  <text:p text:style-name="P3">Attached to Display Origin.</text:p>
                </text:list-item>
                <text:list-item>
                  <text:p text:style-name="P5">SetPosition(int x, int y, int resX, int resY):</text:p>
                  <text:list>
                    <text:list-item>
                      <text:p text:style-name="P3">This function sets the window position so that the displays are covered properly, since the application is run as a popupwindow.</text:p>
                    </text:list-item>
                    <text:list-item>
                      <text:p text:style-name="P3">This function uses functions from the user32.dll to accomplish this.</text:p>
                    </text:list-item>
                  </text:list>
                </text:list-item>
                <text:list-item>
                  <text:p text:style-name="P5">LoadDisplayDefinition():</text:p>
                  <text:list>
                    <text:list-item>
                      <text:p text:style-name="P3">This is the function that loads a display configuration file.</text:p>
                    </text:list-item>
                    <text:list-item>
                      <text:p text:style-name="P3">The default file name is “IconDisplay”.</text:p>
                    </text:list-item>
                    <text:list-item>
                      <text:p text:style-name="P3">This function references the ArgumentProcessor object to check if a display file name was given as an argument.</text:p>
                    </text:list-item>
                    <text:list-item>
                      <text:p text:style-name="P3">Once the name of the file to load is resolved, this function then tries to load a file with that name.</text:p>
                      <text:list>
                        <text:list-item>
                          <text:p text:style-name="P3">The FileSearch utility is used to find all of the display files with the given name.</text:p>
                        </text:list-item>
                        <text:list-item>
                          <text:p text:style-name="P3">The last file that is found is the one that gets loaded. <text:s/>The order the files are found is based on the order of the display file locations in the FileSearch utility.</text:p>
                        </text:list-item>
                      </text:list>
                    </text:list-item>
                  </text:list>
                </text:list-item>
                <text:list-item>
                  <text:p text:style-name="P5">InitializeDisplay(DisplaySettings settings):</text:p>
                  <text:list>
                    <text:list-item>
                      <text:p text:style-name="P3">This function handles setting up the virtual objects and configurations after the display file has been loaded.</text:p>
                    </text:list-item>
                    <text:list-item>
                      <text:p text:style-name="P3">Currently, setting the window position has been commented out.</text:p>
                    </text:list-item>
                    <text:list-item>
                      <text:p text:style-name="P3">First, a Wall object is created for each Wall defined in settings.</text:p>
                      <text:list>
                        <text:list-item>
                          <text:p text:style-name="P3">The name of each Wall object is set to be the name of the Wall + “Wall”.</text:p>
                        </text:list-item>
                        <text:list-item>
                          <text:p text:style-name="P3">Each Wall has a WallDefinition component added to it to store the physical dimensions of that Wall.</text:p>
                        </text:list-item>
                        <text:list-item>
                          <text:p text:style-name="P3">The Walls are also made a child of the WallsParent object, for which the Display Origin is currently being used.</text:p>
                        </text:list-item>
                        <text:list-item>
                          <text:p text:style-name="P3">The local position and rotation of each Wall object is set according to the information in settings.</text:p>
                        </text:list-item>
                        <text:list-item>
                          <text:p text:style-name="P3">The width and height of the Wall are set in the WallDefinition component attached to the Wall object.</text:p>
                        </text:list-item>
                      </text:list>
                    </text:list-item>
                    <text:list-item>
                      <text:p text:style-name="P3">Next a Camera is created for each Wall.</text:p>
                      <text:list>
                        <text:list-item>
                          <text:p text:style-name="P3">First the Camera prefab is instantiated. <text:s/>This Camera has a FixedDisplay script attached.</text:p>
                        </text:list-item>
                        <text:list-item>
                          <text:p text:style-name="P3">The name of the Camera is set to be the name of the Wall + “Camera”.</text:p>
                        </text:list-item>
                        <text:list-item>
                          <text:p text:style-name="P3">The Camera's parent is set to be the Head object.</text:p>
                        </text:list-item>
                        <text:list-item>
                          <text:p text:style-name="P3">The Camera's position and rotation are then set to zero.</text:p>
                        </text:list-item>
                        <text:list-item>
                          <text:p text:style-name="P3">The Camera's rect, the area of the screen it is displayed on, is then calculated from the Viewport in settings.</text:p>
                        </text:list-item>
                        <text:list-item>
                          <text:p text:style-name="P3">The FixedDisplay script on the Camera is then given a reference to the matching Wall object.</text:p>
                        </text:list-item>
                      </text:list>
                    </text:list-item>
                    <text:list-item>
                      <text:p text:style-name="P3">Finally, all Untagged Cameras in the scene are destroyed so that the only ones left <text:soft-page-break/>are the ones that were created in DisplaySetup.</text:p>
                    </text:list-item>
                  </text:list>
                </text:list-item>
              </text:list>
            </text:list-item>
            <text:list-item>
              <text:p text:style-name="P4">ARTtrack</text:p>
              <text:list>
                <text:list-item>
                  <text:p text:style-name="P3">This script holds references to the UdpClient and IPEndPoint used to get data from Dtrack. <text:s/>Attached to Display Origin.</text:p>
                </text:list-item>
                <text:list-item>
                  <text:p text:style-name="P5">CheckTracking():</text:p>
                  <text:list>
                    <text:list-item>
                      <text:p text:style-name="P3">This function opens the connection to Dtrack and returns whether there is data available or not.</text:p>
                    </text:list-item>
                  </text:list>
                </text:list-item>
                <text:list-item>
                  <text:p text:style-name="P3">In Start() we set head_position_vector and head_rotation_vector to zero.</text:p>
                </text:list-item>
                <text:list-item>
                  <text:p text:style-name="P5">SetTracking(bool turnOn):</text:p>
                  <text:list>
                    <text:list-item>
                      <text:p text:style-name="P3">This function is used to manually turn tracking on or off.</text:p>
                    </text:list-item>
                    <text:list-item>
                      <text:p text:style-name="P3">Currently this is just used for debugging, but the goal is to be able to manually control when tracking is active.</text:p>
                    </text:list-item>
                  </text:list>
                </text:list-item>
                <text:list-item>
                  <text:p text:style-name="P3">In Update(), if tracking is active, we call the track() function, and if there is a problem with the connection we set tracking to inactive.</text:p>
                </text:list-item>
                <text:list-item>
                  <text:p text:style-name="P5">track():</text:p>
                  <text:list>
                    <text:list-item>
                      <text:p text:style-name="P3">This function reads data from the client object.</text:p>
                    </text:list-item>
                    <text:list-item>
                      <text:p text:style-name="P3">After it has the data, it calls parse() and setTransforms().</text:p>
                    </text:list-item>
                  </text:list>
                </text:list-item>
                <text:list-item>
                  <text:p text:style-name="P5">parse(string text):</text:p>
                  <text:list>
                    <text:list-item>
                      <text:p text:style-name="P3">This function takes the data received in track, which is a string, and parses out the transform data for the Head and/or Hand.</text:p>
                    </text:list-item>
                    <text:list-item>
                      <text:p text:style-name="P3">The algorithm for parsing the data is based around our knowledge of the format of the string. <text:s/>This is a very hard-coded and inflexible way of receiving this data.</text:p>
                    </text:list-item>
                    <text:list-item>
                      <text:p text:style-name="P3">Once ClusterInput is added to the release of Unity, we can use VRPN and the InputMap from the ARL to handle data.</text:p>
                    </text:list-item>
                  </text:list>
                </text:list-item>
                <text:list-item>
                  <text:p text:style-name="P5">setTransforms():</text:p>
                  <text:list>
                    <text:list-item>
                      <text:p text:style-name="P3">First this function sets the local Head and Hand positions.</text:p>
                    </text:list-item>
                    <text:list-item>
                      <text:p text:style-name="P3">Then we use a rotation matrix to find the point that the Hand object should face to have the same rotation as the controller in the real world.</text:p>
                    </text:list-item>
                    <text:list-item>
                      <text:p text:style-name="P3">Finally we use the LookAt() function to set the Hand rotation.</text:p>
                    </text:list-item>
                  </text:list>
                </text:list-item>
              </text:list>
            </text:list-item>
            <text:list-item>
              <text:p text:style-name="P4">DisplaySystemHandler</text:p>
              <text:list>
                <text:list-item>
                  <text:p text:style-name="P3">Attached to Display Origin.</text:p>
                </text:list-item>
                <text:list-item>
                  <text:p text:style-name="P5">calculateGeometricCenter():</text:p>
                  <text:list>
                    <text:list-item>
                      <text:p text:style-name="P3">This function finds the geometric center of the display system from the settings file that was loaded.</text:p>
                    </text:list-item>
                    <text:list-item>
                      <text:p text:style-name="P3">This function uses the normal vectors from each screen and average of their intersections to find a point to represent the geometric center.</text:p>
                    </text:list-item>
                  </text:list>
                </text:list-item>
                <text:list-item>
                  <text:p text:style-name="P5">calculateIntersectionOfTwoLines(Vector3 normalOne, Vector3 normalTwo, Vector3 positionOne, Vector3 positionTwo):</text:p>
                  <text:list>
                    <text:list-item>
                      <text:p text:style-name="P3">Given two Vector3's, this function finds the point where the two lines intersect.</text:p>
                    </text:list-item>
                    <text:list-item>
                      <text:p text:style-name="P3">If the lines don't intersect, the function returns (10000, 0, 0).</text:p>
                    </text:list-item>
                  </text:list>
                </text:list-item>
                <text:list-item>
                  <text:p text:style-name="P5">offsetDisplayOriginByGeometricCenter():</text:p>
                  <text:list>
                    <text:list-item>
                      <text:p text:style-name="P3">This function is used to place the Display Origin so that the geometric center of the display system lines up with the VirtualCam object.</text:p>
                    </text:list-item>
                  </text:list>
                </text:list-item>
                <text:list-item>
                  <text:p text:style-name="P5">offsetHeadToGeometricCenter():</text:p>
                  <text:list>
                    <text:list-item>
                      <text:p text:style-name="P3">This function is used to place the Head object at the geometric center of the display system when tracking is not active so that the view frustums are even for each <text:soft-page-break/>screen.</text:p>
                    </text:list-item>
                  </text:list>
                </text:list-item>
              </text:list>
            </text:list-item>
            <text:list-item>
              <text:p text:style-name="P4">FixedDisplay</text:p>
              <text:list>
                <text:list-item>
                  <text:p text:style-name="P3">Attached to each Camera that is created in DisplaySetup.</text:p>
                </text:list-item>
                <text:list-item>
                  <text:p text:style-name="P3">Has a reference to its WallObject.</text:p>
                </text:list-item>
                <text:list-item>
                  <text:p text:style-name="P3">Private variables for the WallDefinition on its WallObject and the eyeObject.</text:p>
                </text:list-item>
                <text:list-item>
                  <text:p text:style-name="P3">In Start() we set up the debug, get a reference to the WallDefinition and create the eye object by calling CreateEyeObject().</text:p>
                </text:list-item>
                <text:list-item>
                  <text:p text:style-name="P5">CreateEyeObject(float offset, string name):</text:p>
                  <text:list>
                    <text:list-item>
                      <text:p text:style-name="P3">Creates an empty gameobject and gives it the name that was passed in.</text:p>
                    </text:list-item>
                    <text:list-item>
                      <text:p text:style-name="P3">Sets the parent to the Camera that the current instance of FixedDisplay is attached to.</text:p>
                    </text:list-item>
                    <text:list-item>
                      <text:p text:style-name="P3">Sets the local position to the eye offset passed into the function.</text:p>
                    </text:list-item>
                    <text:list-item>
                      <text:p text:style-name="P3">Sets the local rotation to zero.</text:p>
                    </text:list-item>
                    <text:list-item>
                      <text:p text:style-name="P3">Sets the local scale to one.</text:p>
                    </text:list-item>
                    <text:list-item>
                      <text:p text:style-name="P3">Returns a reference to the created eye object.</text:p>
                    </text:list-item>
                  </text:list>
                </text:list-item>
                <text:list-item>
                  <text:p text:style-name="P3">The OnGUI function is just used for debug and is not really necessary. <text:s/>If we want to keep it we should convert it over to the new GUI system.</text:p>
                </text:list-item>
                <text:list-item>
                  <text:p text:style-name="P3">In LateUpdate() we do the view frustum calculations.</text:p>
                  <text:list>
                    <text:list-item>
                      <text:p text:style-name="P3">First we find the rotation to get the view to face the same direction as the Wall.</text:p>
                    </text:list-item>
                    <text:list-item>
                      <text:p text:style-name="P3">Then we call setTRS (translation, rotation, scale) to initialize the eyeMatrix.</text:p>
                    </text:list-item>
                    <text:list-item>
                      <text:p text:style-name="P3">Next we rotate the Camera to face the Wall.</text:p>
                    </text:list-item>
                    <text:list-item>
                      <text:p text:style-name="P3">Then we call ComputeViewFrustum() and pass in the eye object that matches the current Camera.</text:p>
                    </text:list-item>
                    <text:list-item>
                      <text:p text:style-name="P3">Finally we set the projection matrix of the Camera to the return value of ComputeViewFrustum().</text:p>
                    </text:list-item>
                  </text:list>
                </text:list-item>
                <text:list-item>
                  <text:p text:style-name="P5">ComputeViewFrustum(GameObject eyeObject):</text:p>
                  <text:list>
                    <text:list-item>
                      <text:p text:style-name="P3">This function uses the OpenGL formula for calculating view frustums, with a slight change for the coordinate system difference. <text:s/>There is a negative sign difference due to the handedness of the formula verses the handedness of Unity.</text:p>
                    </text:list-item>
                  </text:list>
                </text:list-item>
              </text:list>
            </text:list-item>
            <text:list-item>
              <text:p text:style-name="P4">FileSearch</text:p>
              <text:list>
                <text:list-item>
                  <text:p text:style-name="P3">Currently FileSearch is only be used for display files.</text:p>
                </text:list-item>
                <text:list-item>
                  <text:p text:style-name="P3">This script searches in a defined list of locations for display files, with the top one having highest priority.</text:p>
                  <text:list>
                    <text:list-item>
                      <text:p text:style-name="P3"><text:a xlink:type="simple" xlink:href="../../../../../../DIRE" text:style-name="Internet_20_link" text:visited-style-name="Visited_20_Internet_20_Link">C:/DIRE</text:a></text:p>
                    </text:list-item>
                    <text:list-item>
                      <text:p text:style-name="P3">Current Directory</text:p>
                    </text:list-item>
                    <text:list-item>
                      <text:p text:style-name="P3">Application.dataPath</text:p>
                    </text:list-item>
                  </text:list>
                </text:list-item>
                <text:list-item>
                  <text:p text:style-name="P5">FindFile(string pattern):</text:p>
                  <text:list>
                    <text:list-item>
                      <text:p text:style-name="P3">This function looks in all of the directories listed above for files with names matching the string that is passed in.</text:p>
                    </text:list-item>
                  </text:list>
                </text:list-item>
                <text:list-item>
                  <text:p text:style-name="P5">ToString():</text:p>
                  <text:list>
                    <text:list-item>
                      <text:p text:style-name="P3">Returns the directories that are being searched as a string.</text:p>
                    </text:list-item>
                  </text:list>
                </text:list-item>
              </text:list>
            </text:list-item>
            <text:list-item>
              <text:p text:style-name="P4">ArgumentProcessor</text:p>
              <text:list>
                <text:list-item>
                  <text:p text:style-name="P3">This class creates a dictionary of all of the keys and values that are passed on the command line.</text:p>
                </text:list-item>
              </text:list>
            </text:list-item>
            <text:list-item>
              <text:p text:style-name="P4">WallDefinition</text:p>
              <text:list>
                <text:list-item>
                  <text:p text:style-name="P3">This script holds the Width and Height of the Wall it is attached to in public variables. <text:s/><text:soft-page-break/>Attached to each Wall objec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esniak</meta:initial-creator>
    <meta:creation-date>2015-05-12T08:43:00.07</meta:creation-date>
    <dc:date>2015-05-12T12:19:16.53</dc:date>
    <dc:creator>Kevin Lesniak</dc:creator>
    <meta:editing-duration>PT3H16M23S</meta:editing-duration>
    <meta:editing-cycles>8</meta:editing-cycles>
    <meta:generator>OpenOffice/4.1.1$Win32 OpenOffice.org_project/411m6$Build-9775</meta:generator>
    <meta:document-statistic meta:table-count="0" meta:image-count="0" meta:object-count="0" meta:page-count="5" meta:paragraph-count="121" meta:word-count="1779" meta:character-count="10042"/>
  </office:meta>
</office:document-meta>
</file>